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style:font-name="Liberation Serif" fo:font-size="12pt" fo:font-weight="normal" officeooo:rsid="000df749" officeooo:paragraph-rsid="0019e579" style:font-size-asian="12pt" style:font-weight-asian="normal" style:font-size-complex="12pt" style:font-weight-complex="normal"/>
    </style:style>
    <style:style style:name="P2" style:family="paragraph" style:parent-style-name="Standard" style:list-style-name="L5" style:master-page-name="">
      <loext:graphic-properties draw:fill="none"/>
      <style:paragraph-properties fo:margin-left="0.5in" fo:margin-right="0in" fo:text-indent="-0.25in" style:auto-text-indent="false" style:page-number="auto"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3" style:family="paragraph" style:parent-style-name="Standard" style:list-style-name="L5">
      <loext:graphic-properties draw:fill="none"/>
      <style:paragraph-properties fo:margin-left="0.5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4" style:family="paragraph" style:parent-style-name="Standard" style:list-style-name="L5">
      <loext:graphic-properties draw:fill="none"/>
      <style:paragraph-properties fo:margin-left="0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5" style:family="paragraph" style:parent-style-name="Standard" style:list-style-name="L4">
      <style:text-properties style:font-name="Liberation Serif" fo:font-size="12pt" fo:font-weight="normal" officeooo:rsid="000df749" officeooo:paragraph-rsid="0019e579" style:font-size-asian="12pt" style:font-weight-asian="normal" style:font-size-complex="12pt" style:font-weight-complex="normal"/>
    </style:style>
    <style:style style:name="P6" style:family="paragraph" style:parent-style-name="Standard" style:list-style-name="L5">
      <style:text-properties style:font-name="Liberation Serif" fo:font-size="12pt" fo:font-weight="normal" officeooo:rsid="000df749" officeooo:paragraph-rsid="0019e579" style:font-size-asian="12pt" style:font-weight-asian="normal" style:font-size-complex="12pt" style:font-weight-complex="normal"/>
    </style:style>
    <style:style style:name="P7" style:family="paragraph" style:parent-style-name="Standard" style:list-style-name="L5" style:master-page-name="">
      <loext:graphic-properties draw:fill="none"/>
      <style:paragraph-properties fo:margin-left="0.5in" fo:margin-right="0in" fo:text-indent="-0.25in" style:auto-text-indent="false" style:page-number="auto" fo:background-color="transparent"/>
      <style:text-properties style:font-name="Liberation Serif" fo:font-size="12pt" fo:font-weight="normal" officeooo:rsid="000df749" officeooo:paragraph-rsid="0019e579"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0df749" officeooo:paragraph-rsid="0019e579" style:font-size-asian="12pt" style:font-weight-asian="normal" style:font-size-complex="12pt" style:font-weight-complex="normal"/>
    </style:style>
    <style:style style:name="P9" style:family="paragraph" style:parent-style-name="Standard">
      <style:text-properties style:font-name="Liberation Serif" fo:font-size="12pt" officeooo:rsid="00397de2" officeooo:paragraph-rsid="0019e579" style:font-size-asian="12pt" style:font-size-complex="12pt"/>
    </style:style>
    <style:style style:name="P10" style:family="paragraph" style:parent-style-name="Standard">
      <style:text-properties style:font-name="Liberation Serif" fo:font-size="12pt" fo:font-weight="bold" officeooo:rsid="000df749" officeooo:paragraph-rsid="0019e579" style:font-size-asian="12pt" style:font-weight-asian="bold" style:font-size-complex="12pt" style:font-weight-complex="bold"/>
    </style:style>
    <style:style style:name="P11" style:family="paragraph" style:parent-style-name="Standard">
      <style:text-properties style:font-name="Liberation Serif" fo:font-size="14pt" fo:font-weight="bold" officeooo:rsid="000df749" officeooo:paragraph-rsid="0019e579" style:font-size-asian="14pt" style:font-weight-asian="bold" style:font-size-complex="14pt" style:font-weight-complex="bold"/>
    </style:style>
    <style:style style:name="P12" style:family="paragraph" style:parent-style-name="Standard">
      <style:text-properties officeooo:rsid="000df749" officeooo:paragraph-rsid="0019e579"/>
    </style:style>
    <style:style style:name="T1" style:family="text">
      <style:text-properties officeooo:rsid="00397de2"/>
    </style:style>
    <style:style style:name="T2" style:family="text">
      <style:text-properties style:font-name="Liberation Serif" fo:font-size="12pt" officeooo:rsid="00397de2" style:font-size-asian="12pt" style:font-size-complex="12pt"/>
    </style:style>
    <style:style style:name="T3" style:family="text">
      <style:text-properties officeooo:rsid="003b2927"/>
    </style:style>
    <style:style style:name="T4" style:family="text">
      <style:text-properties officeooo:rsid="003b3d55"/>
    </style:style>
    <style:style style:name="T5" style:family="text">
      <style:text-properties officeooo:rsid="003b65cb"/>
    </style:style>
    <style:style style:name="T6" style:family="text">
      <style:text-properties fo:font-weight="bold" style:font-weight-asian="bold" style:font-weight-complex="bold"/>
    </style:style>
    <style:style style:name="T7" style:family="text">
      <style:text-properties fo:font-weight="bold" officeooo:rsid="003fdff7" style:font-weight-asian="bold" style:font-weight-complex="bold"/>
    </style:style>
    <style:style style:name="T8" style:family="text">
      <style:text-properties officeooo:rsid="003caa08"/>
    </style:style>
    <style:style style:name="T9" style:family="text">
      <style:text-properties officeooo:rsid="003e354b"/>
    </style:style>
    <style:style style:name="T10" style:family="text">
      <style:text-properties officeooo:rsid="003fdff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2"><text:span text:style-name="T1">EsPiFF</text:span><text:span text:style-name="T2"> REGULATORY COMPLIANCE AND SAFETY INFORMATION</text:span></text:p>
      <text:p text:style-name="P9"/>
      <text:p text:style-name="P9">Product name: EsPiFF V3.2</text:p>
      <text:p text:style-name="P9"/>
      <text:p text:style-name="P9">IMPORTANT: PLEASE RETAIN THIS INFORMATION FOR FUTURE REFERENCE</text:p>
      <text:p text:style-name="P12"/>
      <text:p text:style-name="P12"/>
      <text:p text:style-name="P10">Getting Started</text:p>
      <text:p text:style-name="P8">For full set up and installation instructions please visit <text:a xlink:type="simple" xlink:href="https://github.com/MDCservice/EsPiFF/tree/main/examples" text:style-name="Internet_20_link" text:visited-style-name="Visited_20_Internet_20_Link">https://github.com/MDCservice/EsPiFF/tree/main/examples</text:a></text:p>
      <text:p text:style-name="P8"/>
      <text:p text:style-name="P11">Wa<text:span text:style-name="T3">r</text:span>nings</text:p>
      <text:list xml:id="list273867651" text:style-name="L1">
        <text:list-item>
          <text:p text:style-name="P1">This product shall only be connected to an external power supply <text:span text:style-name="T3">ether</text:span> rated at 5V dc, and a minimum current of <text:span text:style-name="T3">3</text:span>00-1800mA, <text:span text:style-name="T3">if power is supplied by USB-C</text:span>. <text:span text:style-name="T3">If powered by the 24V pin header, an external power supply rated from 9V to 32V and minimum current of 200mA must be used.</text:span> Any external power supply used with the <text:span text:style-name="T3">EsPiFF</text:span> shall comply with<text:line-break/>relevant regulations and standards applicable in the country of intended use.</text:p>
        </text:list-item>
        <text:list-item>
          <text:p text:style-name="P1">This product should be placed on a stable, flat, non-conductive surface in use and should not be contacted by conductive items.</text:p>
        </text:list-item>
        <text:list-item>
          <text:p text:style-name="P1">The connection of unapproved devices to the GPIO connector may affect compliance or result in damage to the unit and invalidate the warranty.</text:p>
        </text:list-item>
        <text:list-item>
          <text:p text:style-name="P1">All peripherals used with the <text:span text:style-name="T4">EsPiFF</text:span> should comply with relevant standards for the country of use and be marked accordingly to ensure that safety and performance requirements are met. These articles include but are not limited to keyboards, monitors, and mice used in conjunction with the <text:span text:style-name="T4">EsPiFF</text:span>.</text:p>
        </text:list-item>
        <text:list-item>
          <text:p text:style-name="P1">Where peripherals are connected that do not include the cable or connector, the cable or connector used must offer adequate insulation and operation in order that the requirements of the relevant performance and safety requirements are met.</text:p>
        </text:list-item>
      </text:list>
      <text:p text:style-name="P8"/>
      <text:p text:style-name="P10"><text:span text:style-name="T5">I</text:span>nst<text:span text:style-name="T5">r</text:span>u<text:span text:style-name="T5">c</text:span>tions fo<text:span text:style-name="T5">r</text:span> safe use</text:p>
      <text:p text:style-name="P8"/>
      <text:p text:style-name="P8"><text:span text:style-name="T5">T</text:span>o avoid malfunction or damage to your <text:span text:style-name="T5">EsPiFF</text:span> please observe the following:</text:p>
      <text:list xml:id="list2033128459" text:style-name="L4">
        <text:list-item>
          <text:p text:style-name="P5">Do <text:span text:style-name="T6">not</text:span> expose it to water, moisture or place on a conductive surface whilst in operation.</text:p>
        </text:list-item>
        <text:list-item>
          <text:p text:style-name="P5">Do not expose it to heat from any source; the <text:span text:style-name="T8">EsPiFF</text:span> is designed for reliable operation at normal ambient room temperatures.</text:p>
        </text:list-item>
        <text:list-item>
          <text:p text:style-name="P5">Take care whilst handling to avoid mechanical or electrical damage to the printed circuit board and connectors.</text:p>
        </text:list-item>
        <text:list-item>
          <text:p text:style-name="P5">Avoid handling the printed circuit board while it is powered. Only handle by the edges to minimize the risk of electrostatic discharge damage.</text:p>
        </text:list-item>
        <text:list-item>
          <text:p text:style-name="P5">The <text:span text:style-name="T9">EsPiFF</text:span> is designed to be powered from a USB port, <text:span text:style-name="T9">from a PoE HAT or the 24V pin header</text:span>. <text:span text:style-name="T9">Do not power the EsPiFF</text:span> <text:span text:style-name="T9">by other means. </text:span></text:p>
        </text:list-item>
      </text:list>
      <text:p text:style-name="P8"/>
      <text:p text:style-name="P8"><text:span text:style-name="T6">Complian</text:span><text:span text:style-name="T7">c</text:span><text:span text:style-name="T6">e info</text:span><text:span text:style-name="T7">r</text:span><text:span text:style-name="T6">mation</text:span><text:line-break/></text:p>
      <text:p text:style-name="P8">The <text:span text:style-name="T10">EsPiFF</text:span> complies with the relevant provisions of the RoHS Directive for the European Union. In common with all Electrical and Electronic Equipment (EEE) the <text:span text:style-name="T10">EspiFF</text:span> should not be disposed of as household waste. Alternative arrangements may apply in other jurisdictions. </text:p>
      <text:p text:style-name="P8"/>
      <text:p text:style-name="P8"><text:span text:style-name="T6">El</text:span><text:span text:style-name="T7">e</text:span><text:span text:style-name="T6">ctroma</text:span><text:span text:style-name="T7">g</text:span><text:span text:style-name="T6">n</text:span><text:span text:style-name="T7">e</text:span><text:span text:style-name="T6">tic compatibility an</text:span><text:span text:style-name="T7">d</text:span><text:span text:style-name="T6"> op</text:span><text:span text:style-name="T7">e</text:span><text:span text:style-name="T6">ration</text:span></text:p>
      <text:list xml:id="list434102110" text:style-name="L5">
        <text:list-item>
          <text:p text:style-name="P6"><text:soft-page-break/>This product is in conformity with the protection requirements of EU Council Directive 2004/108/EC on the approximation of the laws of the Member States relating to electromagnetic compatibility.</text:p>
        </text:list-item>
        <text:list-item>
          <text:p text:style-name="P7">This product has been tested and found to comply with the limits for Class B Information Technology Equipment according to the European Standard.<text:line-break/>NOTE: This equipment has been tested and found to comply with the limits for a Class B digital device, pursuant to part 15 of the FCC Rules. These limits are designed to provide reasonable protection against harmful interference in a residential installation. This equipment generates, uses and can radiate radio frequency energy and, if not installed and used in accordance with the instructions, may cause harmful interference to radio communications. However, there is no guarantee that interference will not occur in a particular installation. If this equipment does cause harmful interference to radio or television reception, which can be determined by turning the equipment off and on, the user is encouraged to try to correct the interference by one or more of the following measures:<text:line-break/> - Reorient or relocate the receiving antenna<text:line-break/> - Increase the separation between the equipment and receiver<text:line-break/> - Connect the equipment into an outlet on a circuit different from that to which the receiver is connected</text:p>
          <text:p text:style-name="P2"><text:s/>- Consult the dealer or an experienced radio/TV technician for help</text:p>
          <text:p text:style-name="P3"/>
          <text:p text:style-name="P4"><text:line-break/><text:line-break/>WARNING: Please do not alter or modify the design of this product, doing so may void your ability to use the product freely, this includes altering the frequency at which the product operates.</text:p>
        </text:list-item>
      </text:lis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7:40:33.524456705</meta:creation-date>
    <dc:date>2022-11-11T17:41:15.498010981</dc:date>
    <meta:editing-duration>PT42S</meta:editing-duration>
    <meta:editing-cycles>1</meta:editing-cycles>
    <meta:document-statistic meta:table-count="0" meta:image-count="0" meta:object-count="0" meta:page-count="2" meta:paragraph-count="26" meta:word-count="671" meta:character-count="4161" meta:non-whitespace-character-count="3521"/>
    <meta:generator>LibreOffice/7.3.6.2$Linux_X86_64 LibreOffice_project/30$Build-2</meta:generator>
  </office:meta>
</office:document-meta>
</file>